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5.53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table:style-name="ce6"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Implementar en Ruby una función es_palíndromo con sus respectivas pruebas unitarias.</text:p>
          </table:table-cell>
          <table:table-cell table:style-name="ce6"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10 minutos.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mplementar en ruby una función es_de_fibonacci con sus respectivas pruebas unitarias.</text:p>
          </table:table-cell>
          <table:table-cell table:style-name="ce6"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30 minutos.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Leer articulos sobre Modelo de dominio</text:p>
          </table:table-cell>
          <table:table-cell table:style-name="ce6" office:value-type="date" office:date-value="2013-04-07">
            <text:p>07/04/13</text:p>
          </table:table-cell>
          <table:table-cell office:value-type="string">
            <text:p>180 minutos.</text:p>
          </table:table-cell>
          <table:table-cell office:value-type="string">
            <text:p>250 minutos.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Leer articulo sobre Diagrama de actividades</text:p>
          </table:table-cell>
          <table:table-cell table:style-name="ce6" office:value-type="date" office:date-value="2013-04-08">
            <text:p>08/04/13</text:p>
          </table:table-cell>
          <table:table-cell office:value-type="string">
            <text:p>60 minutos.</text:p>
          </table:table-cell>
          <table:table-cell office:value-type="string">
            <text:p>100 minutos.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Leer articulo sobre Diagrama de estado</text:p>
          </table:table-cell>
          <table:table-cell table:style-name="ce6" office:value-type="date" office:date-value="2013-04-08">
            <text:p>08/04/13</text:p>
          </table:table-cell>
          <table:table-cell office:value-type="string">
            <text:p>60 minutos.</text:p>
          </table:table-cell>
          <table:table-cell office:value-type="string">
            <text:p>120 minutos.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Leer articulo sobre <text:s/>Visual Story Mapping</text:p>
          </table:table-cell>
          <table:table-cell table:style-name="ce6" office:value-type="date" office:date-value="2013-04-08">
            <text:p>08/04/13</text:p>
          </table:table-cell>
          <table:table-cell office:value-type="string">
            <text:p>30 minutos.</text:p>
          </table:table-cell>
          <table:table-cell office:value-type="string">
            <text:p>20 minutos.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Implementar en Ruby el ahorcado con sus respectivas pruebas.</text:p>
          </table:table-cell>
          <table:table-cell table:style-name="ce6" office:value-type="date" office:date-value="2013-04-10">
            <text:p>10/04/13</text:p>
          </table:table-cell>
          <table:table-cell office:value-type="string">
            <text:p>5 horas.</text:p>
          </table:table-cell>
          <table:table-cell/>
        </table:table-row>
        <table:table-row table:style-name="ro4" table:number-rows-repeated="5">
          <table:table-cell table:number-columns-repeated="5"/>
        </table:table-row>
        <table:table-row table:style-name="ro4">
          <table:table-cell table:number-columns-repeated="2"/>
          <table:table-cell table:style-name="ce7"/>
          <table:table-cell table:number-columns-repeated="2"/>
        </table:table-row>
        <table:table-row table:style-name="ro4" table:number-rows-repeated="4">
          <table:table-cell table:number-columns-repeated="5"/>
        </table:table-row>
        <table:table-row table:style-name="ro4">
          <table:table-cell table:style-name="ce3"/>
          <table:table-cell table:style-name="ce5"/>
          <table:table-cell table:style-name="ce3"/>
          <table:table-cell table:style-name="ce5"/>
          <table:table-cell table:style-name="ce3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4-10T21:12:49</dc:date>
    <dc:creator>Erica </dc:creator>
    <meta:editing-duration>PT2H41M54S</meta:editing-duration>
    <meta:editing-cycles>10</meta:editing-cycles>
    <meta:generator>LibreOffice/3.5$Linux_x86 LibreOffice_project/350m1$Build-2</meta:generator>
    <meta:document-statistic meta:table-count="3" meta:cell-count="44" meta:object-count="0"/>
  </office:meta>
</office:document-meta>
</file>